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1.8674in" fo:margin-left="2.4576in" fo:margin-right="2.3681in" table:align="margins"/>
    </style:style>
    <style:style style:name="Tableau1.A" style:family="table-column">
      <style:table-column-properties style:column-width="0.8917in" style:rel-column-width="31300*"/>
    </style:style>
    <style:style style:name="Tableau1.B" style:family="table-column">
      <style:table-column-properties style:column-width="0.9757in" style:rel-column-width="34235*"/>
    </style:style>
    <style:style style:name="Tableau1.A1" style:family="table-cell">
      <style:table-cell-properties fo:padding="0.0382in" fo:border-left="none" fo:border-right="none" fo:border-top="none" fo:border-bottom="0.0139in solid #000000"/>
    </style:style>
    <style:style style:name="Tableau1.A2" style:family="table-cell">
      <style:table-cell-properties fo:padding="0.0382in" fo:border-left="none" fo:border-right="none" fo:border-top="none" fo:border-bottom="0.0069in solid #000000"/>
    </style:style>
    <style:style style:name="Tableau1.B2" style:family="table-cell">
      <style:table-cell-properties fo:padding="0.0382in" fo:border-left="0.0139in solid #000000" fo:border-right="none" fo:border-top="none" fo:border-bottom="0.0069in solid #000000"/>
    </style:style>
    <style:style style:name="Tableau1.3" style:family="table-row">
      <style:table-row-properties style:min-row-height="1.4528in"/>
    </style:style>
    <style:style style:name="Tableau1.A3" style:family="table-cell">
      <style:table-cell-properties fo:background-color="transparent" fo:padding="0.0382in" fo:border="none">
        <style:background-image/>
      </style:table-cell-properties>
    </style:style>
    <style:style style:name="Tableau1.B3" style:family="table-cell">
      <style:table-cell-properties fo:background-color="transparent" fo:padding="0.0382in" fo:border-left="0.0139in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in" fo:margin-right="-0.0209in" fo:text-indent="0in" style:auto-text-indent="false"/>
    </style:style>
    <style:style style:name="P6" style:family="paragraph" style:parent-style-name="Standard">
      <style:paragraph-properties fo:margin-left="0in" fo:margin-right="-0.0626in" fo:text-indent="0in" style:auto-text-indent="false"/>
    </style:style>
    <style:style style:name="P7" style:family="paragraph" style:parent-style-name="Standard">
      <style:paragraph-properties fo:margin-left="0in" fo:margin-right="0.0102in" fo:text-indent="0in" style:auto-text-indent="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start" style:justify-single-word="false"/>
      <style:text-properties fo:font-size="9pt" style:font-size-asian="9pt" style:font-size-complex="9pt"/>
    </style:style>
    <style:style style:name="P10"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1" style:family="paragraph" style:parent-style-name="Heading_20_3">
      <style:text-properties fo:font-size="12pt" fo:font-style="italic" style:font-size-asian="12pt" style:font-style-asian="italic" style:font-size-complex="12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Heading_20_4">
      <style:paragraph-properties fo:break-before="page"/>
    </style:style>
    <style:style style:name="P14" style:family="paragraph" style:parent-style-name="Subtitle">
      <style:paragraph-properties fo:text-align="center" style:justify-single-word="false" fo:break-before="page"/>
    </style:style>
    <style:style style:name="P15" style:family="paragraph" style:parent-style-name="code" style:master-page-name="">
      <style:paragraph-properties fo:orphans="2" style:page-number="auto" fo:keep-with-next="auto"/>
    </style:style>
    <style:style style:name="P16" style:family="paragraph" style:parent-style-name="code">
      <style:paragraph-properties fo:orphans="2" fo:keep-with-next="auto"/>
    </style:style>
    <style:style style:name="P17" style:family="paragraph" style:parent-style-name="code">
      <style:paragraph-properties fo:margin-left="0.6in" fo:margin-right="0.1201in" fo:margin-top="0.0402in" fo:margin-bottom="0.0799in" fo:text-indent="0in" style:auto-text-indent="false" fo:background-color="#ffff99">
        <style:background-image/>
      </style:paragraph-properties>
      <style:text-properties style:font-name="Verdana"/>
    </style:style>
    <style:style style:name="P18" style:family="paragraph" style:parent-style-name="Title">
      <style:paragraph-properties fo:text-align="center" style:justify-single-word="false"/>
    </style:style>
    <style:style style:name="P19" style:family="paragraph" style:parent-style-name="Standard" style:list-style-name="L2"/>
    <style:style style:name="P20" style:family="paragraph" style:parent-style-name="Standard" style:list-style-name="L2">
      <style:text-properties fo:font-style="italic" style:font-style-asian="italic" style:font-style-complex="italic"/>
    </style:style>
    <style:style style:name="P21" style:family="paragraph" style:parent-style-name="Standard" style:list-style-name="L3">
      <style:text-properties fo:font-style="italic" style:font-style-asian="italic" style:font-style-complex="italic"/>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14"/>
    <style:style style:name="P25" style:family="paragraph" style:parent-style-name="Text_20_body" style:list-style-name="L1"/>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Footer"/>
      <text:p text:style-name="Standard"><text:tab/></text:p>
      <text:p text:style-name="Standard"/>
      <text:p text:style-name="Standard"/>
      <text:p text:style-name="P2"><text:tab/>Il aborde des thèmes comme la sécurité, l'utilisation de PhpCompta, les trucs et astuces et de la documentation pour ceux qui aimeraient contribuer.</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41"><text:a xlink:type="simple" xlink:href="#1.Introduction|outline" text:style-name="Internet_20_link" text:visited-style-name="Internet_20_link">1.Introduction</text:a><text:tab/>3</text:p>
          <text:p text:style-name="P41"><text:a xlink:type="simple" xlink:href="#2.Installation|outline" text:style-name="Internet_20_link" text:visited-style-name="Internet_20_link">2.Installation</text:a><text:tab/>3</text:p>
          <text:p text:style-name="P42"><text:a xlink:type="simple" xlink:href="#2.1.Linux |outline" text:style-name="Internet_20_link" text:visited-style-name="Internet_20_link">2.1.Linux </text:a><text:tab/>3</text:p>
          <text:p text:style-name="P42"><text:a xlink:type="simple" xlink:href="#2.2.windows|outline" text:style-name="Internet_20_link" text:visited-style-name="Internet_20_link">2.2.windows</text:a><text:tab/>4</text:p>
          <text:p text:style-name="P41"><text:a xlink:type="simple" xlink:href="#3. Vue Générale|outline" text:style-name="Internet_20_link" text:visited-style-name="Internet_20_link">3. Vue Générale</text:a><text:tab/>4</text:p>
          <text:p text:style-name="P42"><text:a xlink:type="simple" xlink:href="#3.1.Définition des termes|outline" text:style-name="Internet_20_link" text:visited-style-name="Internet_20_link">3.1.Définition des termes</text:a><text:tab/>4</text:p>
          <text:p text:style-name="P41"><text:a xlink:type="simple" xlink:href="#4.Logiciel de comptabilité ou de gestion ?|outline" text:style-name="Internet_20_link" text:visited-style-name="Internet_20_link">4.Logiciel de comptabilité ou de gestion ?</text:a><text:tab/>5</text:p>
          <text:p text:style-name="P42"><text:a xlink:type="simple" xlink:href="#4.1.Définition|outline" text:style-name="Internet_20_link" text:visited-style-name="Internet_20_link">4.1.Définition</text:a><text:tab/>5</text:p>
          <text:p text:style-name="P41"><text:a xlink:type="simple" xlink:href="#5.Mémento de comptabilité|outline" text:style-name="Internet_20_link" text:visited-style-name="Internet_20_link">5.Mémento de comptabilité</text:a><text:tab/>5</text:p>
          <text:p text:style-name="P42"><text:a xlink:type="simple" xlink:href="#5.1.Introduction|outline" text:style-name="Internet_20_link" text:visited-style-name="Internet_20_link">5.1.Introduction</text:a><text:tab/>5</text:p>
          <text:p text:style-name="P42"><text:a xlink:type="simple" xlink:href="#5.2.Le Bilan|outline" text:style-name="Internet_20_link" text:visited-style-name="Internet_20_link">5.2.Le Bilan</text:a><text:tab/>5</text:p>
          <text:p text:style-name="P42"><text:a xlink:type="simple" xlink:href="#5.3.Les comptes actifs / passifs|outline" text:style-name="Internet_20_link" text:visited-style-name="Internet_20_link">5.3.Les comptes actifs / passifs</text:a><text:tab/>6</text:p>
          <text:p text:style-name="P42"><text:a xlink:type="simple" xlink:href="#5.4.Les comptes de résultats|outline" text:style-name="Internet_20_link" text:visited-style-name="Internet_20_link">5.4.Les comptes de résultats</text:a><text:tab/>6</text:p>
          <text:p text:style-name="P42"><text:a xlink:type="simple" xlink:href="#5.5.Belgique Fiscalité, TVA|outline" text:style-name="Internet_20_link" text:visited-style-name="Internet_20_link">5.5.Belgique Fiscalité, TVA</text:a><text:tab/>7</text:p>
          <text:p text:style-name="P42"><text:a xlink:type="simple" xlink:href="#5.6.Fiscalité Belgique : Impôts|outline" text:style-name="Internet_20_link" text:visited-style-name="Internet_20_link">5.6.Fiscalité Belgique : Impôts</text:a><text:tab/>9</text:p>
          <text:p text:style-name="P42"><text:a xlink:type="simple" xlink:href="#5.7.Fiscalité France|outline" text:style-name="Internet_20_link" text:visited-style-name="Internet_20_link">5.7.Fiscalité France</text:a><text:tab/>11</text:p>
          <text:p text:style-name="P42"><text:a xlink:type="simple" xlink:href="#5.8.Ecriture de fin d'exercice comptable (Belgique)|outline" text:style-name="Internet_20_link" text:visited-style-name="Internet_20_link">5.8.Ecriture de fin d'exercice comptable (Belgique)</text:a><text:tab/>11</text:p>
          <text:p text:style-name="P42"><text:a xlink:type="simple" xlink:href="#5.9.Salaire et Compte de gérant|outline" text:style-name="Internet_20_link" text:visited-style-name="Internet_20_link">5.9.Salaire et Compte de gérant</text:a><text:tab/>13</text:p>
          <text:p text:style-name="P41"><text:a xlink:type="simple" xlink:href="#6.Sécurité|outline" text:style-name="Internet_20_link" text:visited-style-name="Internet_20_link">6.Sécurité</text:a><text:tab/>13</text:p>
          <text:p text:style-name="P42"><text:a xlink:type="simple" xlink:href="#6.1.Introduction|outline" text:style-name="Internet_20_link" text:visited-style-name="Internet_20_link">6.1.Introduction</text:a><text:tab/>13</text:p>
          <text:p text:style-name="P42"><text:a xlink:type="simple" xlink:href="#6.2.Base de données|outline" text:style-name="Internet_20_link" text:visited-style-name="Internet_20_link">6.2.Base de données</text:a><text:tab/>13</text:p>
          <text:p text:style-name="P42"><text:a xlink:type="simple" xlink:href="#6.3.PhpCompta|outline" text:style-name="Internet_20_link" text:visited-style-name="Internet_20_link">6.3.PhpCompta</text:a><text:tab/>14</text:p>
          <text:p text:style-name="P41"><text:a xlink:type="simple" xlink:href="#7.Administration|outline" text:style-name="Internet_20_link" text:visited-style-name="Internet_20_link">7.Administration</text:a><text:tab/>14</text:p>
          <text:p text:style-name="P42"><text:a xlink:type="simple" xlink:href="#7.1.Création de dossier|outline" text:style-name="Internet_20_link" text:visited-style-name="Internet_20_link">7.1.Création de dossier</text:a><text:tab/>14</text:p>
          <text:p text:style-name="P42"><text:a xlink:type="simple" xlink:href="#7.2.Création de modèle|outline" text:style-name="Internet_20_link" text:visited-style-name="Internet_20_link">7.2.Création de modèle</text:a><text:tab/>14</text:p>
          <text:p text:style-name="P42"><text:a xlink:type="simple" xlink:href="#7.3.Création d'utilisateur|outline" text:style-name="Internet_20_link" text:visited-style-name="Internet_20_link">7.3.Création d'utilisateur</text:a><text:tab/>15</text:p>
          <text:p text:style-name="P42"><text:a xlink:type="simple" xlink:href="#7.4.backup|outline" text:style-name="Internet_20_link" text:visited-style-name="Internet_20_link">7.4.backup</text:a><text:tab/>15</text:p>
          <text:p text:style-name="P41"><text:a xlink:type="simple" xlink:href="#8.Fiche|outline" text:style-name="Internet_20_link" text:visited-style-name="Internet_20_link">8.Fiche</text:a><text:tab/>15</text:p>
          <text:p text:style-name="P42"><text:a xlink:type="simple" xlink:href="#8.1.Qu'est-ce le quick code|outline" text:style-name="Internet_20_link" text:visited-style-name="Internet_20_link">8.1.Qu'est-ce le quick code</text:a><text:tab/>15</text:p>
          <text:p text:style-name="P42"><text:a xlink:type="simple" xlink:href="#8.2.Qu'est qu'une fiche finalement ? |outline" text:style-name="Internet_20_link" text:visited-style-name="Internet_20_link">8.2.Qu'est qu'une fiche finalement ? </text:a><text:tab/>15</text:p>
          <text:p text:style-name="P42"><text:a xlink:type="simple" xlink:href="#8.3.Ajout ou suppression d'attribut|outline" text:style-name="Internet_20_link" text:visited-style-name="Internet_20_link">8.3.Ajout ou suppression d'attribut</text:a><text:tab/>16</text:p>
          <text:p text:style-name="P42"><text:a xlink:type="simple" xlink:href="#8.4.Création d'une catégorie de fiche|outline" text:style-name="Internet_20_link" text:visited-style-name="Internet_20_link">8.4.Création d'une catégorie de fiche</text:a><text:tab/>16</text:p>
          <text:p text:style-name="P42"><text:a xlink:type="simple" xlink:href="#8.5.Création d'une fiche|outline" text:style-name="Internet_20_link" text:visited-style-name="Internet_20_link">8.5.Création d'une fiche</text:a><text:tab/>16</text:p>
          <text:p text:style-name="P41"><text:a xlink:type="simple" xlink:href="#9.Gestion de stock|outline" text:style-name="Internet_20_link" text:visited-style-name="Internet_20_link">9.Gestion de stock</text:a><text:tab/>17</text:p>
          <text:p text:style-name="P42"><text:a xlink:type="simple" xlink:href="#9.1.Configurer les fiches|outline" text:style-name="Internet_20_link" text:visited-style-name="Internet_20_link">9.1.Configurer les fiches</text:a><text:tab/>17</text:p>
          <text:p text:style-name="P41"><text:a xlink:type="simple" xlink:href="#10.Le module de comptabilité|outline" text:style-name="Internet_20_link" text:visited-style-name="Internet_20_link">10.Le module de comptabilité</text:a><text:tab/>18</text:p>
          <text:p text:style-name="P42"><text:a xlink:type="simple" xlink:href="#10.1.Journaux|outline" text:style-name="Internet_20_link" text:visited-style-name="Internet_20_link">10.1.Journaux</text:a><text:tab/>18</text:p>
          <text:p text:style-name="P42"><text:a xlink:type="simple" xlink:href="#10.2.Encodage d'opération|outline" text:style-name="Internet_20_link" text:visited-style-name="Internet_20_link">10.2.Encodage d'opération</text:a><text:tab/>20</text:p>
          <text:p text:style-name="P42"><text:a xlink:type="simple" xlink:href="#10.3.Recherche|outline" text:style-name="Internet_20_link" text:visited-style-name="Internet_20_link">10.3.Recherche</text:a><text:tab/>21</text:p>
          <text:p text:style-name="P42"><text:a xlink:type="simple" xlink:href="#10.4.Ecriture Directe|outline" text:style-name="Internet_20_link" text:visited-style-name="Internet_20_link">10.4.Ecriture Directe</text:a><text:tab/>21</text:p>
          <text:p text:style-name="P42"><text:a xlink:type="simple" xlink:href="#10.5.Rapprochement - réconciliation|outline" text:style-name="Internet_20_link" text:visited-style-name="Internet_20_link">10.5.Rapprochement - réconciliation</text:a><text:tab/>21</text:p>
          <text:p text:style-name="P42"><text:soft-page-break/><text:a xlink:type="simple" xlink:href="#10.6.Impression|outline" text:style-name="Internet_20_link" text:visited-style-name="Internet_20_link">10.6.Impression</text:a><text:tab/>21</text:p>
          <text:p text:style-name="P42"><text:a xlink:type="simple" xlink:href="#10.7.Avancé|outline" text:style-name="Internet_20_link" text:visited-style-name="Internet_20_link">10.7.Avancé</text:a><text:tab/>23</text:p>
          <text:p text:style-name="P41"><text:a xlink:type="simple" xlink:href="#11.Le module de gestion|outline" text:style-name="Internet_20_link" text:visited-style-name="Internet_20_link">11.Le module de gestion</text:a><text:tab/>24</text:p>
          <text:p text:style-name="P42"><text:a xlink:type="simple" xlink:href="#11.1.Menu : clients|outline" text:style-name="Internet_20_link" text:visited-style-name="Internet_20_link">11.1.Menu : clients</text:a><text:tab/>25</text:p>
          <text:p text:style-name="P42"><text:a xlink:type="simple" xlink:href="#11.2.Menu Facture|outline" text:style-name="Internet_20_link" text:visited-style-name="Internet_20_link">11.2.Menu Facture</text:a><text:tab/>25</text:p>
          <text:p text:style-name="P42"><text:a xlink:type="simple" xlink:href="#11.3.Menu Fournisseur|outline" text:style-name="Internet_20_link" text:visited-style-name="Internet_20_link">11.3.Menu Fournisseur</text:a><text:tab/>25</text:p>
          <text:p text:style-name="P42"><text:a xlink:type="simple" xlink:href="#11.4.Menu Dépense|outline" text:style-name="Internet_20_link" text:visited-style-name="Internet_20_link">11.4.Menu Dépense</text:a><text:tab/>25</text:p>
          <text:p text:style-name="P42"><text:a xlink:type="simple" xlink:href="#11.5.Contact|outline" text:style-name="Internet_20_link" text:visited-style-name="Internet_20_link">11.5.Contact</text:a><text:tab/>25</text:p>
          <text:p text:style-name="P42"><text:a xlink:type="simple" xlink:href="#11.6.Administration|outline" text:style-name="Internet_20_link" text:visited-style-name="Internet_20_link">11.6.Administration</text:a><text:tab/>26</text:p>
          <text:p text:style-name="P42"><text:a xlink:type="simple" xlink:href="#11.7.Suivi Courrier|outline" text:style-name="Internet_20_link" text:visited-style-name="Internet_20_link">11.7.Suivi Courrier</text:a><text:tab/>26</text:p>
          <text:p text:style-name="P42"><text:a xlink:type="simple" xlink:href="#11.8.Ecriture Directe|outline" text:style-name="Internet_20_link" text:visited-style-name="Internet_20_link">11.8.Ecriture Directe</text:a><text:tab/>26</text:p>
          <text:p text:style-name="P41"><text:a xlink:type="simple" xlink:href="#12.Le module de comptabilité analytique|outline" text:style-name="Internet_20_link" text:visited-style-name="Internet_20_link">12.Le module de comptabilité analytique</text:a><text:tab/>26</text:p>
          <text:p text:style-name="P42"><text:a xlink:type="simple" xlink:href="#12.1.Introduction|outline" text:style-name="Internet_20_link" text:visited-style-name="Internet_20_link">12.1.Introduction</text:a><text:tab/>26</text:p>
          <text:p text:style-name="P42"><text:a xlink:type="simple" xlink:href="#12.2.Activation de la comptabilité analytique|outline" text:style-name="Internet_20_link" text:visited-style-name="Internet_20_link">12.2.Activation de la comptabilité analytique</text:a><text:tab/>27</text:p>
          <text:p text:style-name="P42"><text:a xlink:type="simple" xlink:href="#12.3.Plan analytique|outline" text:style-name="Internet_20_link" text:visited-style-name="Internet_20_link">12.3.Plan analytique</text:a><text:tab/>27</text:p>
          <text:p text:style-name="P42"><text:a xlink:type="simple" xlink:href="#12.4.Opérations diverses|outline" text:style-name="Internet_20_link" text:visited-style-name="Internet_20_link">12.4.Opérations diverses</text:a><text:tab/>27</text:p>
          <text:p text:style-name="P42"><text:a xlink:type="simple" xlink:href="#12.5.Impression|outline" text:style-name="Internet_20_link" text:visited-style-name="Internet_20_link">12.5.Impression</text:a><text:tab/>28</text:p>
          <text:p text:style-name="P42"><text:a xlink:type="simple" xlink:href="#12.6.Liaison avec la comptabilité générale|outline" text:style-name="Internet_20_link" text:visited-style-name="Internet_20_link">12.6.Liaison avec la comptabilité générale</text:a><text:tab/>28</text:p>
          <text:p text:style-name="P41"><text:a xlink:type="simple" xlink:href="#13.Le module Paramètre|outline" text:style-name="Internet_20_link" text:visited-style-name="Internet_20_link">13.Le module Paramètre</text:a><text:tab/>28</text:p>
          <text:p text:style-name="P42"><text:a xlink:type="simple" xlink:href="#13.1.Société|outline" text:style-name="Internet_20_link" text:visited-style-name="Internet_20_link">13.1.Société</text:a><text:tab/>28</text:p>
          <text:p text:style-name="P42"><text:a xlink:type="simple" xlink:href="#13.2.Divers|outline" text:style-name="Internet_20_link" text:visited-style-name="Internet_20_link">13.2.Divers</text:a><text:tab/>29</text:p>
          <text:p text:style-name="P42"><text:a xlink:type="simple" xlink:href="#13.3.TVA|outline" text:style-name="Internet_20_link" text:visited-style-name="Internet_20_link">13.3.TVA</text:a><text:tab/>29</text:p>
          <text:p text:style-name="P42"><text:a xlink:type="simple" xlink:href="#13.4.Poste Comptable|outline" text:style-name="Internet_20_link" text:visited-style-name="Internet_20_link">13.4.Poste Comptable</text:a><text:tab/>29</text:p>
          <text:p text:style-name="P42"><text:a xlink:type="simple" xlink:href="#13.5.Fiche|outline" text:style-name="Internet_20_link" text:visited-style-name="Internet_20_link">13.5.Fiche</text:a><text:tab/>29</text:p>
          <text:p text:style-name="P42"><text:a xlink:type="simple" xlink:href="#13.6.Sécurité |outline" text:style-name="Internet_20_link" text:visited-style-name="Internet_20_link">13.6.Sécurité </text:a><text:tab/>30</text:p>
          <text:p text:style-name="P42"><text:a xlink:type="simple" xlink:href="#13.7.Document|outline" text:style-name="Internet_20_link" text:visited-style-name="Internet_20_link">13.7.Document</text:a><text:tab/>31</text:p>
          <text:p text:style-name="P42"><text:a xlink:type="simple" xlink:href="#13.8.Journaux|outline" text:style-name="Internet_20_link" text:visited-style-name="Internet_20_link">13.8.Journaux</text:a><text:tab/>32</text:p>
          <text:p text:style-name="P41"><text:a xlink:type="simple" xlink:href="#14.Introduction au budget|outline" text:style-name="Internet_20_link" text:visited-style-name="Internet_20_link">14.Introduction au budget</text:a><text:tab/>32</text:p>
          <text:p text:style-name="P42"><text:a xlink:type="simple" xlink:href="#14.1.Budget et programmation|outline" text:style-name="Internet_20_link" text:visited-style-name="Internet_20_link">14.1.Budget et programmation</text:a><text:tab/>32</text:p>
          <text:p text:style-name="P42"><text:a xlink:type="simple" xlink:href="#14.2.Qu'est ce qu'un budget ?|outline" text:style-name="Internet_20_link" text:visited-style-name="Internet_20_link">14.2.Qu'est ce qu'un budget ?</text:a><text:tab/>32</text:p>
          <text:p text:style-name="P42"><text:a xlink:type="simple" xlink:href="#14.3.Durée du budget|outline" text:style-name="Internet_20_link" text:visited-style-name="Internet_20_link">14.3.Durée du budget</text:a><text:tab/>33</text:p>
          <text:p text:style-name="P42"><text:a xlink:type="simple" xlink:href="#14.4.Le module Budget|outline" text:style-name="Internet_20_link" text:visited-style-name="Internet_20_link">14.4.Le module Budget</text:a><text:tab/>33</text:p>
          <text:p text:style-name="P41"><text:a xlink:type="simple" xlink:href="#15.Trucs et astuces|outline" text:style-name="Internet_20_link" text:visited-style-name="Internet_20_link">15.Trucs et astuces</text:a><text:tab/>35</text:p>
          <text:p text:style-name="P42"><text:a xlink:type="simple" xlink:href="#15.1.Ouvrir plusieurs fenêtres|outline" text:style-name="Internet_20_link" text:visited-style-name="Internet_20_link">15.1.Ouvrir plusieurs fenêtres</text:a><text:tab/>35</text:p>
          <text:p text:style-name="P41"><text:a xlink:type="simple" xlink:href="#16.Développeur|outline" text:style-name="Internet_20_link" text:visited-style-name="Internet_20_link">16.Développeur</text:a><text:tab/>35</text:p>
          <text:p text:style-name="P42"><text:a xlink:type="simple" xlink:href="#16.1.Attributs des Fiches|outline" text:style-name="Internet_20_link" text:visited-style-name="Internet_20_link">16.1.Attributs des Fiches</text:a><text:tab/>36</text:p>
          <text:p text:style-name="P42"><text:a xlink:type="simple" xlink:href="#16.2.Import des banques|outline" text:style-name="Internet_20_link" text:visited-style-name="Internet_20_link">16.2.Import des banques</text:a><text:tab/>36</text:p>
          <text:p text:style-name="P42"><text:a xlink:type="simple" xlink:href="#16.3.Bilan adapté|outline" text:style-name="Internet_20_link" text:visited-style-name="Internet_20_link">16.3.Bilan adapté</text:a><text:tab/>36</text:p>
          <text:p text:style-name="P42"><text:a xlink:type="simple" xlink:href="#16.4.Lien|outline" text:style-name="Internet_20_link" text:visited-style-name="Internet_20_link">16.4.Lien</text:a><text:tab/>36</text:p>
        </text:index-body>
      </text:table-of-content>
      <text:p text:style-name="P2"/>
      <text:p text:style-name="P18"/>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25">php5 (+ module php5-pgsql et php5-bcmath)</text:p>
        </text:list-item>
        <text:list-item>
          <text:p text:style-name="P25">apache2</text:p>
        </text:list-item>
        <text:list-item>
          <text:p text:style-name="P25">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code">&lt;VirtualHost *&gt;</text:p>
      <text:p text:style-name="code"><text:s text:c="8"/>Servername <text:s/>ce_que_vous_voulez</text:p>
      <text:p text:style-name="code"><text:s text:c="8"/>DocumentRoot /var/www/acapulco/htdocs # adapter le chemin</text:p>
      <text:p text:style-name="code"><text:s text:c="8"/>&lt;Directory /var/www/acapulco/htdocs/phpcompta/html/&gt;# adapter le chemin</text:p>
      <text:p text:style-name="code"><text:s text:c="12"/>AddDefaultCharset utf-8<text:line-break/><text:tab/>AllowOverride All <text:line-break/> <text:s text:c="11"/>php_value include_path .:../../include:../include:addon</text:p>
      <text:p text:style-name="code"><text:s text:c="8"/>&lt;/Directory&gt;</text:p>
      <text:p text:style-name="code">&lt;/VirtualHost&gt;</text:p>
      <text:p text:style-name="Text_20_body"/>
      <text:p text:style-name="Text_20_body"/>
      <text:p text:style-name="Text_20_body">sauvez le sous le nom de phpcompta.conf dans /etc/apache2/site-available puis faire </text:p>
      <text:p text:style-name="code">ln -s /etc/apache2/site-available/phpcompta.conf /etc/apache2/site-enabled/001-phpcompta</text:p>
      <text:p text:style-name="Text_20_body"/>
      <text:h text:style-name="Heading_20_2" text:outline-level="2">windows</text:h>
      <text:p text:style-name="Text_20_body">Il y a un manuel spécifique (manuel_win2.odt)</text:p>
      <text:h text:style-name="Heading_20_1" text:outline-level="1"><text:s/>Vue Générale</text:h>
      <text:p text:style-name="Standard"/>
      <text:h text:style-name="Heading_20_2" text:outline-level="2">Définition des termes</text:h>
      <text:p text:style-name="Standard"/>
      <text:p text:style-name="P7">·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6">·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text:soft-page-break/></text:p>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Text_20_body"/>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p text:style-name="Standard"/>
      <text:h text:style-name="Heading_20_2" text:outline-level="2">Introduction</text:h>
      <text:p text:style-name="Standard"/>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
      <text:p text:style-name="Standard"><text:soft-page-break/>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5">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9"><text:s text:c="21"/><text:span text:style-name="T1">Compte <text:s text:c="22"/></text:span></text:p>
            </table:table-cell>
            <table:covered-table-cell/>
          </table:table-row>
        </table:table-header-rows>
        <table:table-row>
          <table:table-cell table:style-name="Tableau1.A2" office:value-type="string">
            <text:p text:style-name="P9">Débit </text:p>
          </table:table-cell>
          <table:table-cell table:style-name="Tableau1.B2" office:value-type="string">
            <text:p text:style-name="P10">Crédit</text:p>
          </table:table-cell>
        </table:table-row>
        <table:table-row table:style-name="Tableau1.3">
          <table:table-cell table:style-name="Tableau1.A3" office:value-type="string">
            <text:p text:style-name="P8"/>
          </table:table-cell>
          <table:table-cell table:style-name="Tableau1.B3" office:value-type="string">
            <text:p text:style-name="P8"/>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text:soft-page-break/>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h text:style-name="Heading_20_2" text:outline-level="2">Belgique Fiscalité, TVA</text:h>
      <text:p text:style-name="Standard"/>
      <text:p text:style-name="Standard">Toutes les requalifications des montants doivent se faire par le journal des opérations diverses</text:p>
      <text:p text:style-name="Standard"/>
      <text:p text:style-name="Standard">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text:soft-page-break/>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text:soft-page-break/>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p text:style-name="Standard">3.6.2. Fin d'exercice</text:p>
      <text:p text:style-name="Standard"/>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p text:style-name="Standard"/>
      <text:h text:style-name="Heading_20_4" text:outline-level="4"/>
      <text:h text:style-name="P13"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text:soft-page-break/>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
      <text:p text:style-name="Standard"><text:tab/>Pas reçu de documentation ou d'aide sur ce sujet, désolé.</text:p>
      <text:p text:style-name="Standard"/>
      <text:h text:style-name="Heading_20_2" text:outline-level="2">Ecriture de fin d'exercice comptable (Belgique)</text:h>
      <text:p text:style-name="Standard"/>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soft-page-break/><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ext:soft-page-break/>total de l'actif. S'il y en a une, elle correspond souvent à une perte ou un bénéfice.</text:p>
      <text:p text:style-name="Standard"/>
      <text:h text:style-name="Heading_20_2" text:outline-level="2">Salaire et Compte de gérant</text:h>
      <text:p text:style-name="Standard"/>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p text:style-name="Standard"/>
      <text:h text:style-name="Heading_20_2" text:outline-level="2">Introduction</text:h>
      <text:p text:style-name="Standard"/>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
      <text:p text:style-name="Standard">En tant qu'utilisateur postgres, ajoutez un mot de passe à votre utilisateur phpcompta avec la commande // psql -c "alter user UTILISATEUR password 'votre_mot_de_passe'" Ce mot de passe est évidemment celui dont on a parlé précédemment.</text:p>
      <text:p text:style-name="Standard"/>
      <text:p text:style-name="Standard">Ensuite changez le pg_hba.conf et mettez les lignes suivantes.</text:p>
      <text:p text:style-name="Standard"/>
      <text:p text:style-name="code">Host <text:tab/> all <text:s/><text:tab/>all1 <text:s/><text:tab/>172.16.31.0<text:tab/>255.255.255.0<text:tab/><text:tab/>md5</text:p>
      <text:p text:style-name="code">local<text:tab/>all<text:tab/>all<text:tab/>md5</text:p>
      <text:p text:style-name="code">host<text:tab/> all<text:tab/>all<text:tab/>127.0.0.1<text:tab/>255.255.255.255<text:tab/>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text:soft-page-break/></text:p>
      <text:p text:style-name="code">root@july data]# ps -ef|grep httpd</text:p>
      <text:p text:style-name="code">root<text:tab/>2454010 22:47 ?00:00:00 /opt/http2//bin/httpd -k start</text:p>
      <text:p text:style-name="code">apache<text:tab/>24541 245400 22:47 ?00:00:00 [httpd]</text:p>
      <text:p text:style-name="code">apache<text:tab/>24542 245400 22:47 ?00:00:00 [httpd]</text:p>
      <text:p text:style-name="code">apache<text:tab/>24543 245400 22:47 ?00:00:00 [httpd]</text:p>
      <text:p text:style-name="code">apache<text:tab/>24544 245400 22:47 ?00:00:00 [httpd]</text:p>
      <text:p text:style-name="code">apache<text:tab/>24545 245400 22:47 ?00:00:00 [httpd]</text:p>
      <text:p text:style-name="code">root<text:tab/>24555 239680 22:56 pts/0 00:00:00 grep httpd</text:p>
      <text:p text:style-name="Standard"/>
      <text:h text:style-name="Heading_20_2" text:outline-level="2">PhpCompta</text:h>
      <text:p text:style-name="Standard"/>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p text:style-name="Standard"/>
      <text:h text:style-name="Heading_20_1" text:outline-level="1">Administration</text:h>
      <text:h text:style-name="Heading_20_2" text:outline-level="2">Création de dossier</text:h>
      <text:p text:style-name="Text_20_body">Afin de créer un dossier, vous vous rendez simplement dans Administration--&gt;Dossier, vous devez être administrateur pour cela, vous choisissez un modèle, la date, le nom et une description, puis cliquer sur cre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sissez le dossier qui deviendra un modèle, que vous pourrez utiliser pour créer un nouveau dossier. Pendant la phase de création du modèle, on enlévera de celui-ci toutes les opérations comptable. Les autres éléments (fiches, document) ne seront effacés que si c'est demandé.</text:p>
      <text:h text:style-name="Heading_20_2" text:outline-level="2"><text:soft-page-break/>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r les informations et charger le fichier.</text:p>
      <text:p text:style-name="Text_20_body"/>
      <text:p text:style-name="Text_20_body"/>
      <text:h text:style-name="Heading_20_1" text:outline-level="1">Fiche</text:h>
      <text:p text:style-name="Standard"/>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text:p>
      <text:p text:style-name="Standard"/>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text:soft-page-break/>·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p text:style-name="Standard"/>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Standard"/>
      <text:p text:style-name="Text_20_body">Les classes sont les postes comptables à partir duquel on calcule le poste comptable suivant, elles se configurent dans <text:a xlink:type="simple" xlink:href="#12.4.Poste Comptable|outline">12.4.Poste Comptable,</text:a></text:p>
      <text:p text:style-name="P17">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ext:soft-page-break/>·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p text:style-name="Standard">·La première, est que les postes comptables des marchandises à vendre et à acheter ne sont pas les mêmes.</text:p>
      <text:p text:style-name="Standard">·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text:soft-page-break/>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text:soft-page-break/>·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3.8</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3.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text:soft-page-break/>dans le suivi courrier</text:p>
      <text:p text:style-name="Standard"/>
      <text:p text:style-name="Standard">Avant d'utiliser la section « Payé par » vous devez d'abord le paramétrer correctement : <text:bookmark-ref text:reference-format="chapter" text:ref-name="Paramétrage des moyens de paiement">13.2.1</text:bookmark-ref> <text:bookmark-ref text:reference-format="text" text:ref-name="Paramétrage des moyens de paiement">Moyens de paiement</text:bookmark-ref>. Rappel : l'option « Payé par »  va générer une seconde écriture dans le journal que vous avez paramè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text:style-name="L2">
        <text:list-header>
          <text:p text:style-name="P19"><text:soft-page-break/></text:p>
        </text:list-header>
        <text:list-item>
          <text:p text:style-name="P19">Paiement d'une facture (montant négatif), on aura :</text:p>
          <text:list>
            <text:list-header>
              <text:p text:style-name="P20">tva à récupérer</text:p>
            </text:list-header>
          </text:list>
        </text:list-item>
      </text:list>
      <text:p text:style-name="P4"><text:tab/>Fournisseur</text:p>
      <text:list text:style-name="L3">
        <text:list-header>
          <text:p text:style-name="P21"><text:tab/><text:tab/><text:tab/>à<text:tab/>charge</text:p>
          <text:p text:style-name="P22"/>
        </text:list-header>
        <text:list-item>
          <text:p text:style-name="P22">Reprise de marchandise (diminution de vente &amp; TVA) :</text:p>
          <text:p text:style-name="P22"><text:s text:c="6"/><text:span text:style-name="T5">vente</text:span></text:p>
          <text:list>
            <text:list-header>
              <text:p text:style-name="P21">TVA à payer, vente</text:p>
            </text:list-header>
          </text:list>
        </text:list-item>
      </text:list>
      <text:p text:style-name="P4"><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E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Impression</text:h>
      <text:p text:style-name="Standard"/>
      <text:p text:style-name="Standard">Ce menu permet de demander des impressions.</text:p>
      <text:h text:style-name="Heading_20_3" text:outline-level="3"><text:soft-page-break/>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Les Rapports</text:h>
      <text:h text:style-name="P11" text:outline-level="3">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p text:style-name="Standard">Les rapports permettent d'utiliser des formules (mod,round,*,-) sur des soldes de comptes. Vous pouvez en afficher un dans l'accueil en le paramè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p text:style-name="Standard">·les postes sont toujours écrits entre crochets;</text:p>
      <text:p text:style-name="Standard"/>
      <text:p text:style-name="Standard">·pour avoir la somme du poste et des sous-postes, il faut utiliser le %;</text:p>
      <text:p text:style-name="Standard"/>
      <text:p text:style-name="Standard">·si vous souhaitez commencer à une autre période pour certains comptes et donc avoir plusieurs intervalles pour un rapport, vous devez utiliser l'option FROM=MM.YYYY (voir exemple). Ce genre d'option est très utile pour par exemple les déclarations de TVA. <text:s/></text:p>
      <text:p text:style-name="Standard">·Si vous souhaitez n'avoir que le crédit ou le débit, utilisez le D ou le C avant la fermeture du crochet.</text:p>
      <text:p text:style-name="Standard">- Pour avoir un montant négatif si le crédit est supérieur au débit, il faut avoir S avant la fermeture du crochet exemple : [7%S] , [55001S] </text:p>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5">Résultat d'exploitation brute <text:s/><text:tab/><text:tab/><text:tab/><text:tab/>round([7%]-[6%])</text:p>
      <text:p text:style-name="P16"><text:soft-page-break/>Impôt estimé (sans compter les amortissements)<text:tab/> ([7%]-[6%])/0.35</text:p>
      <text:p text:style-name="P16">Total des comptes en banque <text:tab/><text:tab/><text:tab/><text:tab/>[550%]</text:p>
      <text:p text:style-name="P16">Total TVA récolté depuis janvier 2005 : <text:tab/><text:tab/><text:tab/>[4511]FROM=01.2005</text:p>
      <text:p text:style-name="P16">Perte ou profitif <text:tab/><text:tab/><text:tab/><text:tab/><text:tab/>([7%]-[6%]&gt;0)?"Benefice":"Perte"</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et annu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E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text:soft-page-break/>Centralise</text:h>
      <text:p text:style-name="Standard">La centralisation est l'opération comptable qui consiste à regrouper les différents journaux comptables dans le Grand Livre.</text:p>
      <text:h text:style-name="Heading_20_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comprend en partie la comptabilité et surtout le suivi des clients, fournisseurs... Il permet aussi la création de factures, ou d'autre documents, voir paramètre ``param_document''.</text:p>
      <text:p text:style-name="Standard"><text:soft-page-break/></text:p>
      <text:h text:style-name="Heading_20_2" text:outline-level="2">Menu : clients</text:h>
      <text:p text:style-name="Standard"/>
      <text:p text:style-name="Standard">En sélectionnant cette option, vous allez directement voir la liste des clients que vous avez. En cliquant sur le premier élément de la colonne, vous pourrez modifier la fiche client.</text:p>
      <text:p text:style-name="Standard"/>
      <text:p text:style-name="Standard">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Par défaut, le premier journal est ouvert, et vous propose d'encoder une facture, cela se passe de la même façon que dans le module de comptabilité, sauf que vous pouvez ici générer une facture et l'imprimer.</text:p>
      <text:p text:style-name="Standard"/>
      <text:p text:style-name="Standard">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Comme menu client.</text:p>
      <text:p text:style-name="Standard"/>
      <text:h text:style-name="Heading_20_2" text:outline-level="2">Menu Dépense</text:h>
      <text:p text:style-name="Standard"/>
      <text:p text:style-name="Standard">Exactement comme dans le module comptable, <text:s/>vous pouvez charger une pièce justificative.</text:p>
      <text:p text:style-name="Standard"/>
      <text:h text:style-name="Heading_20_2" text:outline-level="2">Contact</text:h>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h text:style-name="Heading_20_2" text:outline-level="2"><text:soft-page-break/>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Ecriture Directe</text:h>
      <text:p text:style-name="Standard"><text:a xlink:type="simple" xlink:href="#9.4.Ecriture Directe|outline">Voir 9.4.Ecriture Directe</text:a></text:p>
      <text:p text:style-name="Standard"/>
      <text:p text:style-name="Standard"/>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text:soft-page-break/>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text:soft-page-break/>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text:style-name="L4">
        <text:list-item>
          <text:list>
            <text:list-item>
              <text:p text:style-name="P23">Aucune, par défaut</text:p>
            </text:list-item>
            <text:list-item>
              <text:p text:style-name="P23">Optionnel, c'est à dire qu'il n'est pas obligatoire de donner les informations pour la comptabilité <text:soft-page-break/>analytiques</text:p>
            </text:list-item>
            <text:list-item>
              <text:p text:style-name="P23">Obligatoire : il est obligatoire d'indiquer le plan analytique et le compte utilisé</text:p>
            </text:list-item>
          </text:list>
        </text:list-item>
      </text:list>
      <text:h text:style-name="Heading_20_3" text:outline-level="3">Mode Strict</text:h>
      <text:p text:style-name="Text_20_body">Les valeurs possibles sont :</text:p>
      <text:list text:style-name="L5">
        <text:list-item>
          <text:p text:style-name="P26">Non, vous pouvez encoder sans suivre l'ordre chronologique et vous pouvez aussi effacer des opérations</text:p>
        </text:list-item>
        <text:list-item>
          <text:p text:style-name="P26">Oui, vous ne pouvez jamais encoder une opération dans un journal à une date antérieure à la dernière opération enregistrée, de plus il ne vous sera pas possible d'effacer une opération.</text:p>
        </text:list-item>
      </text:list>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si vous n'indiquez aucune fiche, vous devez donner une catégories de fiche. <text:s/>Lors de l'enregistrement de l'opération, vous aurez un bouton pour chercher la fiche correspondante.</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
      <text:p text:style-name="Text_20_body">Pour les paiement par caisse, vous donnez simplement la fiche de la caisse. Cette fiche aura été créée idéalement dans la catégorie de fiche « banque ».</text:p>
      <text:h text:style-name="Heading_20_2" text:outline-level="2">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Paramétrage de certains postes comptables qui sont utilisés à d'autres endroits du programme, vous pouvez les modifier mais assurez-vous qu'ils existent déjà dans votre Plan Comptable. Ce sont </text:p>
      <text:p text:style-name="Standard"/>
      <text:p text:style-name="Standard"/>
      <text:h text:style-name="Heading_20_2" text:outline-level="2">Fiche</text:h>
      <text:p text:style-name="Standard"/>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7.Fiche|outline">7.Fiche</text:a></text:p>
      <text:p text:style-name="Standard"/>
      <text:p text:style-name="Standard">C'est un paramétrage assez délicat, il faut mieux ne pas le modifier si vous n'êtes pas sûr de ce que vous faites.</text:p>
      <text:p text:style-name="Standard"/>
      <text:p text:style-name="Standard">Pour l'instant, il n'est pas possible d'ajouter des fiches, sauf en ajoutant des données dans les tables fiche_def_ref et attr_min, il faut voir avec la doc. développeurs pour cela.</text:p>
      <text:p text:style-name="Standard"><text:soft-page-break/></text:p>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text:p>
      <text:h text:style-name="Heading_20_4" text:outline-level="4">Les journaux</text:h>
      <text:p text:style-name="Text_20_body">Choisissez ici les journaux pour lesquels l'utilisateur aura le droit de lecture, d'écriture ou aucun. Si un utilisateur a un « Aucun accès » pour un journal, il ne pourra jamais en consulter les données, ni par impressions ni par le module recherche.</text:p>
      <text:h text:style-name="Heading_20_4" text:outline-level="4">Les actions</text:h>
      <text:p text:style-name="Standard"/>
      <text:p text:style-name="Text_20_body">Fiche</text:p>
      <text:list text:style-name="L6">
        <text:list-item>
          <text:p text:style-name="P27">Création, modification et effacement de fiche</text:p>
        </text:list-item>
        <text:list-item>
          <text:p text:style-name="P27">Création, modification et effacement <text:s/>de catégories de fiches</text:p>
        </text:list-item>
        <text:list-item>
          <text:p text:style-name="P27">Ajout de fiche</text:p>
        </text:list-item>
      </text:list>
      <text:p text:style-name="Text_20_body">Impression</text:p>
      <text:list text:style-name="L7">
        <text:list-item>
          <text:p text:style-name="P28">Journaux (limité aux journaux en lecture)</text:p>
        </text:list-item>
        <text:list-item>
          <text:p text:style-name="P28">Poste ( limité aux journaux en lecture)</text:p>
        </text:list-item>
        <text:list-item>
          <text:p text:style-name="P28">Fiche (limité aux journaux en lecture)</text:p>
        </text:list-item>
        <text:list-item>
          <text:p text:style-name="P28">Rapport (non limité aux journaux en lecture)</text:p>
        </text:list-item>
        <text:list-item>
          <text:p text:style-name="P28">création de rapport</text:p>
        </text:list-item>
      </text:list>
      <text:p text:style-name="Text_20_body">Opérations prédéfinies</text:p>
      <text:list text:style-name="L8">
        <text:list-item>
          <text:p text:style-name="P29">Effacement &amp; création, à ne pas confondre avec « Journaux en écriture avec opérations prédéfinies »</text:p>
        </text:list-item>
      </text:list>
      <text:p text:style-name="Text_20_body">Période</text:p>
      <text:list text:style-name="L9">
        <text:list-item>
          <text:p text:style-name="P30">Ajout</text:p>
        </text:list-item>
        <text:list-item>
          <text:p text:style-name="P30">clôture</text:p>
        </text:list-item>
        <text:list-item>
          <text:p text:style-name="P30">centralisation</text:p>
        </text:list-item>
        <text:list-item>
          <text:p text:style-name="P30">Écriture Ouverture </text:p>
        </text:list-item>
      </text:list>
      <text:p text:style-name="Text_20_body">Stock</text:p>
      <text:list text:style-name="L10">
        <text:list-item>
          <text:p text:style-name="P31">Gestion stock</text:p>
        </text:list-item>
      </text:list>
      <text:p text:style-name="Text_20_body">Gestion courrier</text:p>
      <text:p text:style-name="Text_20_body">Import en banque</text:p>
      <text:p text:style-name="Text_20_body">Comptabilité Analytique</text:p>
      <text:list text:style-name="L11">
        <text:list-item>
          <text:p text:style-name="P32">Ajout de plan analytique</text:p>
        </text:list-item>
        <text:list-item>
          <text:p text:style-name="P32">Ajout de poste analytique</text:p>
        </text:list-item>
        <text:list-item>
          <text:p text:style-name="P32">Ajout de groupe analytique</text:p>
        </text:list-item>
        <text:list-item>
          <text:p text:style-name="P32">Impression</text:p>
        </text:list-item>
      </text:list>
      <text:p text:style-name="Text_20_body"><text:soft-page-break/>Budget</text:p>
      <text:list text:style-name="L12">
        <text:list-item>
          <text:p text:style-name="P33">Création hypothése</text:p>
        </text:list-item>
        <text:list-item>
          <text:p text:style-name="P33">Création de fiche</text:p>
        </text:list-item>
        <text:list-item>
          <text:p text:style-name="P33">Impression</text:p>
        </text:list-item>
      </text:list>
      <text:p text:style-name="Text_20_body">Paramètres</text:p>
      <text:list text:style-name="L13">
        <text:list-item>
          <text:p text:style-name="P34">Coordonnées société</text:p>
        </text:list-item>
        <text:list-item>
          <text:p text:style-name="P34">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text:style-name="L14">
        <text:list-item>
          <text:p text:style-name="P24">CUST_NAME customer's name</text:p>
        </text:list-item>
        <text:list-item>
          <text:p text:style-name="P24">CUST_ADDR_1 customer's address line 1</text:p>
        </text:list-item>
        <text:list-item>
          <text:p text:style-name="P24">CUST_CP customer's ZIP code</text:p>
        </text:list-item>
        <text:list-item>
          <text:p text:style-name="P24">CUST_CITY customer's city</text:p>
        </text:list-item>
        <text:list-item>
          <text:p text:style-name="P24">CUST_CO customer's country</text:p>
        </text:list-item>
        <text:list-item>
          <text:p text:style-name="P24">CUST_VAT customer's VAT</text:p>
        </text:list-item>
        <text:list-item>
          <text:p text:style-name="P24">CUST_NUM numéro de client </text:p>
        </text:list-item>
        <text:list-item>
          <text:p text:style-name="P24">CUST_BANQUE_NO n° de compte en banque (utilisé surtout dans les notes de frais)</text:p>
        </text:list-item>
        <text:list-item>
          <text:p text:style-name="P24">CUST_BANQUE_NAME nom de la banque (utilisé surtout dans les notes de frais)</text:p>
        </text:list-item>
        <text:list-item>
          <text:p text:style-name="P24">DATE_LIMIT Echéance</text:p>
        </text:list-item>
        <text:list-item>
          <text:p text:style-name="P24">MARCH_NEXT n'imprimera rien, ce tag demande à ce qu'on passe à la marchandise suivante</text:p>
        </text:list-item>
        <text:list-item>
          <text:p text:style-name="P24">BON_COMMANDE numéro du bon de commande </text:p>
        </text:list-item>
        <text:list-item>
          <text:p text:style-name="P24">VEN_ART_NAME Nom de l'article</text:p>
        </text:list-item>
        <text:list-item>
          <text:p text:style-name="P24">VEN_ART_PRICE Prix de l'article</text:p>
        </text:list-item>
        <text:list-item>
          <text:p text:style-name="P24">VEN_ART_QUANT Quantité</text:p>
        </text:list-item>
        <text:list-item>
          <text:p text:style-name="P24">VEN_ART_TVA_CODE Le code TVA</text:p>
        </text:list-item>
        <text:list-item>
          <text:p text:style-name="P24">VEN_ART_TVA_AMOUNT Le montant TVA de l'article</text:p>
        </text:list-item>
        <text:list-item>
          <text:p text:style-name="P24">VEN_ART_STOCK_CODE Le code de stock de l'article</text:p>
        </text:list-item>
        <text:list-item>
          <text:p text:style-name="P24">VEN_HTVA le total hors TVA de l'article</text:p>
        </text:list-item>
        <text:list-item>
          <text:p text:style-name="P24">VEN_TVAC le total TVAC de l'article</text:p>
        </text:list-item>
        <text:list-item>
          <text:p text:style-name="P24">VEN_TVA le total de la TVA de l'article</text:p>
        </text:list-item>
        <text:list-item>
          <text:p text:style-name="P24">TOTAL_VEN_HTVA le total HTVA</text:p>
        </text:list-item>
        <text:list-item>
          <text:p text:style-name="P24">TOTAL_VEN_TVAC le total TVAC</text:p>
        </text:list-item>
        <text:list-item>
          <text:p text:style-name="P24">TOTAL_TVA le total TVA</text:p>
        </text:list-item>
        <text:list-item>
          <text:p text:style-name="P24">TVA_LABEL Montre le % de TVA</text:p>
        </text:list-item>
        <text:list-item>
          <text:p text:style-name="P24">TVA_AMOUNT TVA de l'article</text:p>
        </text:list-item>
        <text:list-item>
          <text:p text:style-name="P24">REFERENCE Référence</text:p>
        </text:list-item>
        <text:list-item>
          <text:p text:style-name="P24">SOLDE Solde du compte (pour les lettres de rappel)</text:p>
        </text:list-item>
        <text:list-item>
          <text:p text:style-name="P24">DATE Date encodée</text:p>
        </text:list-item>
        <text:list-item>
          <text:p text:style-name="P24">NUMBER numéro de séquence du document</text:p>
        </text:list-item>
        <text:list-item>
          <text:p text:style-name="P24"><text:soft-page-break/>MY_NAME vos coordonnées</text:p>
        </text:list-item>
        <text:list-item>
          <text:p text:style-name="P24">MY_CP code postal</text:p>
        </text:list-item>
        <text:list-item>
          <text:p text:style-name="P24">MY_COMMUNE commune</text:p>
        </text:list-item>
        <text:list-item>
          <text:p text:style-name="P24">MY_TVA numéro de TVA</text:p>
        </text:list-item>
        <text:list-item>
          <text:p text:style-name="P24">MY_STREET : Rue qu'on a indiqué dans paramètres-&gt;société</text:p>
        </text:list-item>
        <text:list-item>
          <text:p text:style-name="P24">MY_NUMBER :numéro qu'on a indiqué dans paramètres-&gt;société</text:p>
        </text:list-item>
        <text:list-item>
          <text:p text:style-name="P24">MY_TEL : téléphone qu'on a indiqué dans paramètres-&gt;société</text:p>
        </text:list-item>
        <text:list-item>
          <text:p text:style-name="P24">MY_FAX: fax <text:s/>qu'on a indiqué dans paramètres-&gt;société</text:p>
        </text:list-item>
        <text:list-item>
          <text:p text:style-name="P24">MY_PAYS Pays qu'on a indiqué dans paramètres-&gt;société</text:p>
        </text:list-item>
        <text:list-item>
          <text:p text:style-name="P24">OTHER_INFO  information libre que l'on peut introduire dans l'écran de confirmation des journaux de vente</text:p>
        </text:list-item>
        <text:list-item>
          <text:p text:style-name="P24">USER le nom et le prénom de l'utilisateur ayant généré le document </text:p>
        </text:list-item>
        <text:list-item>
          <text:p text:style-name="P24">COMMENT la description donnée dans la facture ou la note de crédit.</text:p>
          <text:p text:style-name="P24"/>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de faire la liste des activités ;<text:line-break/> - de prévoir la durée et l'enchainement des ces activités ;</text:p>
      <text:p text:style-name="Text_20_body"> - de prévoir en quantité ou volume les moyens nécessaires pour la réalisation ;</text:p>
      <text:list text:style-name="L15">
        <text:list-item>
          <text:p text:style-name="P35">de prévoir les recettes et productions obtenues grâce aux activités du projet.</text:p>
          <text:p text:style-name="P35"><text:line-break/>Le budget est l'aspect financier du programme. C'est le programme traduitdans une monnaie. Ce sont les moyens nécessaires et les productions traduits en monnaie<text:line-break/></text:p>
        </text:list-item>
      </text:list>
      <text:h text:style-name="Heading_20_2" text:outline-level="2">Qu'est ce qu'un budget ?</text:h>
      <text:p text:style-name="Text_20_body"/>
      <text:p text:style-name="Text_20_body">C'est un tableau à deux colonnes</text:p>
      <text:list text:style-name="L16">
        <text:list-item>
          <text:p text:style-name="P36">la colonne de gauche représente les charges</text:p>
        </text:list-item>
        <text:list-item>
          <text:p text:style-name="P36"><text:s/>la colonne de droite représente les produits</text:p>
          <text:p text:style-name="P36">Quand le total des dépenses ou charges est supérieur au total des recettes ou produits, le budget est déficitaire. Lorsque c'est le contraire, le budget est excédentaire <text:s/>Très important : un budget n'est pas seulement la liste <text:soft-page-break/>des dépenses à faire </text:p>
        </text:list-item>
      </text:list>
      <text:h text:style-name="Heading_20_2" text:outline-level="2">Durée du budget</text:h>
      <text:p text:style-name="Text_20_body"/>
      <text:p text:style-name="Text_20_body">En général, tout budget est annuel. Comme la planification, le budget d'un projet peut être à court terme :  c'est le <text:s/>cas du budget d'un projet de mariage. Il peut être aussi à moyen ou à long terme, par exemple, le budget pour un hangar ou un hospital ou une grande surface. Mais dans ce cas, il est difficile d'avoir des prévisions exactes. C'est pourquoi d'une façon générale, le budget est annuel. </text:p>
      <text:p text:style-name="Text_20_body"><text:line-break/>(1) Cours de gestion de petits projets - série Techniques comptables et gestion financière - n°6 Dudget et trésorerie -Edition INADES-FORMATION </text:p>
      <text:h text:style-name="Heading_20_2" text:outline-level="2">Le module Budget</text:h>
      <text:p text:style-name="Text_20_body">Le module budget reprend quatres onglets</text:p>
      <text:h text:style-name="Heading_20_3" text:outline-level="3">Hypothèse</text:h>
      <text:p text:style-name="Text_20_body"><text:line-break/>L'hypothèse est le projet dont on va programmer le budget </text:p>
      <text:p text:style-name="Text_20_body"><text:line-break/>Vous pouvez mettre autant de projet que vous désirez Cliquez sur le bouton "ajout" et vous devez encoder quelques informations</text:p>
      <text:list text:style-name="L17">
        <text:list-item>
          <text:p text:style-name="P37">Nom : nom du projet à budgéter</text:p>
        </text:list-item>
        <text:list-item>
          <text:p text:style-name="P37">Description : bref résumé du projet</text:p>
        </text:list-item>
        <text:list-item>
          <text:p text:style-name="P37">Solde : de tous les comptes banquaires et de caisse. le montant servira pour les estimations budgetaire et le suivi des liquidités (banques et caisse)</text:p>
        </text:list-item>
        <text:list-item>
          <text:p text:style-name="P37">Plan analytique : le budget peut être réalisé pour un plan analytique et seulement un plan analytique <text:line-break/>Rien ne vous empêche de créer un autre budget pour un autre plan analytique.</text:p>
        </text:list-item>
      </text:list>
      <text:p text:style-name="Text_20_body"/>
      <text:h text:style-name="Heading_20_3" text:outline-level="3">Fiche</text:h>
      <text:p text:style-name="Text_20_body"/>
      <text:p text:style-name="Text_20_body">Un fiche sera utilisé pour créer le budget. On ajoute autant de fiches que l'on aura de besoin de moyens en charge ou produit pour le budget. On pourra avoir des fiches pour le prix de la feuille de photocopies, du<text:line-break/>kilomètre roulé, du prix de la prestation vendu à l'heure, de l'ordinateur portable, des bic, des livres de formations, des classeurs,..</text:p>
      <text:p text:style-name="Text_20_body"><text:line-break/>Toutes ses fiches permettront, en y donnant une quantitée dans le budget, de chiffres le coût des charges et des produits du projet.</text:p>
      <text:p text:style-name="Text_20_body"><text:line-break/>vous devez choisir le nom du budget sur lequel vous souhaitez créer des fiches d'hypothèse de travail et ensuite vous validez.</text:p>
      <text:p text:style-name="Text_20_body"><text:line-break/>La liste des fiches apparaitra et pour en ajouter vous avez le bouton "ajout". Cliquez dessus et remplissez les champs demandés</text:p>
      <text:list text:style-name="L18">
        <text:list-item>
          <text:p text:style-name="P38">Code : servira pour vous souvenir des moyens à mettre dans le budget</text:p>
        </text:list-item>
        <text:list-item>
          <text:p text:style-name="P38">Description : pour plus de détails </text:p>
        </text:list-item>
        <text:list-item>
          <text:p text:style-name="P38"><text:soft-page-break/>Prix/Unit : est le prix unitaire de ce moyen dans la monnaie du budget </text:p>
        </text:list-item>
        <text:list-item>
          <text:p text:style-name="P38">Unit : unité du moyen (journée, feuille de papier, pièce, heure, kilomètre, ....)</text:p>
          <text:p text:style-name="P38"><text:line-break/></text:p>
        </text:list-item>
      </text:list>
      <text:h text:style-name="Heading_20_3" text:outline-level="3">Détail</text:h>
      <text:p text:style-name="Text_20_body"/>
      <text:p text:style-name="Text_20_body">Dans cette partie nous allons pouvoir encodez les quantités afin de chiffrer le budget</text:p>
      <text:p text:style-name="Text_20_body"><text:line-break/>Le principe est créer le budget pour chaque poste analytique en fonction de tous les postes du compte d'exploitation.<text:line-break/><text:line-break/>Choisissez le projet hypothèse et validez-le. Ensuite choisissez le poste analytique que vous souhaitez budgeter (si vous avez choisi un plan analytique lors de vos paramètre de hypothèse de<text:line-break/>projet) Validez en cliquant sur le bouton "rechercher" <text:s/>Vous obtiendrez un certain nombre de ligne. Vous devez maintenant encoder votre budget pour ce poste analytique </text:p>
      <text:p text:style-name="Text_20_body"><text:line-break/>A chaque ligne vous avez un bouton "change", cliquez dessus et la ligne d'encodage complète va apparaître</text:p>
      <text:p text:style-name="Text_20_body"><text:line-break/>- Vous choisissez la fiche que vous allez budgeté, ensuite vous choisissez un poste du compte d'exploitation.</text:p>
      <text:list text:style-name="L19">
        <text:list-item>
          <text:p text:style-name="P39">Dans les cases, vous indiquez l'estimation des quantités utilisées pendant l'année qui vient en fonction de la période.</text:p>
        </text:list-item>
        <text:list-item>
          <text:p text:style-name="P39">Vous validez les modifiations et tout redevient grisé. Vous pouveztoujours modifier en recliquant sur le bouton "Change" <text:s/>le total des quantités se trouve à droite du poste du compte d'exploitation <text:line-break/>Vous passez à la ligne suivante pour encoder votre nouvelle fiche en fonction d'un poste du compte analytique.<text:line-break/><text:line-break/>Lorsque vous avez fini d'encoder votre budget pour ce poste analytique, prenez un autre poste et recommencer l'opération</text:p>
          <text:p text:style-name="P39"><text:line-break/></text:p>
        </text:list-item>
      </text:list>
      <text:h text:style-name="Heading_20_3" text:outline-level="3">Synthèse</text:h>
      <text:p text:style-name="Text_20_body"/>
      <text:p text:style-name="Text_20_body">Quand les trois premières étapes sont faites (hypothèse de projet, les fiches de travail, l'encodage du détail du budget), vous pouvez visualiser le réultat.</text:p>
      <text:p text:style-name="Text_20_body"><text:line-break/></text:p>
      <text:h text:style-name="Heading_20_4" text:outline-level="4">Détail Poste analytique</text:h>
      <text:p text:style-name="Text_20_body"/>
      <text:p text:style-name="Text_20_body">Choisissez votre hypothèse de projet. Ensuite choisissez une période de référence et la suite de poste analytique que vous voulez. Cliquez sur "Afficher". </text:p>
      <text:p text:style-name="Text_20_body"><text:line-break/>Le résultat est un tableau qui reprend toutes les fiches qui ont été utilisées. Pour chacune d'elle vous avez les quantités budgtées en fonction des poste du comptes d'exploitation utilisé.</text:p>
      <text:p text:style-name="Text_20_body"><text:line-break/><text:soft-page-break/></text:p>
      <text:h text:style-name="Heading_20_4" text:outline-level="4">Groupes et totaux</text:h>
      <text:p text:style-name="Text_20_body"/>
      <text:p text:style-name="Text_20_body">Choisissez votre hypothèse projet et la période de travail <text:line-break/>Le résultat sera un tableau à double entrées </text:p>
      <text:list text:style-name="L20">
        <text:list-item>
          <text:p text:style-name="P40">en ligne vous avez les postes du comptes d'exploitation - en colonne,vous avez les regroupement des postes analytiques (à paramétrer dans le module analytique)</text:p>
        </text:list-item>
        <text:list-item>
          <text:p text:style-name="P40">La dernière colonne est le résultat général du compte d'exploitation</text:p>
        </text:list-item>
        <text:list-item>
          <text:p text:style-name="P40">En bas, vous avez le même tableau en résumé, c'est à dire que vous avez les regroupement des postes du compte d'exploitation.</text:p>
        </text:list-item>
      </text:list>
      <text:h text:style-name="Heading_20_4" text:outline-level="4">Vue Globale</text:h>
      <text:p text:style-name="Text_20_body">Choisissez votre hypothèse projet,  la période et le groupe de poste analytique.</text:p>
      <text:p text:style-name="Text_20_body"><text:line-break/><text:line-break/>Le résultat est tableau avec en ligne les différents postes du compte d'exploitation et en colonnes les périodes reprises pour l'année en cours. Les périodes sont divisées en deux colonnes une pour les résultats du budget et l'autre pour le total des montants repris dans le compte 'exploitation.</text:p>
      <text:p text:style-name="Text_20_body"><text:line-break/>Ce tableau permet de suivre si vous avez assez de liquidité (caisse, banque vue et épargne) pour faire vivre votre projet tout au long de l'année.</text:p>
      <text:p text:style-name="Text_20_body"/>
      <text:p text:style-name="Text_20_body">Vous pouvez exporter le tableau en CSV</text:p>
      <text:p text:style-name="Text_20_body"/>
      <text:h text:style-name="Heading_20_4" text:outline-level="4">Détails CE</text:h>
      <text:p text:style-name="Text_20_body"/>
      <text:p text:style-name="Text_20_body">Choisissez votre hypothèse projet, la période et un choix de postes du compte d'exploitation.</text:p>
      <text:p text:style-name="Text_20_body">Le résultat est un tableau qui reprend tous les postes du compte d'exploitation. Pour chaqu'un d'eux vous avez le détail des quantités des fiches utilisées par poste de compte d'exploitation.</text:p>
      <text:p text:style-name="Text_20_body">Vous pouvez exporter le tableau en CSV</text:p>
      <text:h text:style-name="Heading_20_1" text:outline-level="1">Trucs et astuces</text:h>
      <text:p text:style-name="Standard"/>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text:soft-page-break/>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justify" style:justify-single-word="false"/>
      <style:text-properties fo:font-size="10.5pt"/>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0.6in" fo:margin-right="0.1201in" fo:margin-top="0.0402in" fo:margin-bottom="0.0799in" fo:text-indent="0in" style:auto-text-indent="false" fo:background-color="#ffff99">
        <style:background-image/>
      </style:paragraph-properties>
      <style:text-properties style:font-name="Verdana"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063in" style:type="center"/>
          <style:tab-stop style:position="6.8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0.7083in" fo:margin-right="0in" fo:text-indent="0in"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1.1811in" fo:margin-right="1.1811in" fo:keep-together="always" fo:text-indent="0in"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633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71in solid #000000" fo:border-bottom="none" fo:border-left="none" fo:border-right="none" fo:padding="0.0193in" style:shadow="none" fo:background-color="transparent" style:dynamic-spacing="false">
          <style:background-image/>
        </style:header-footer-properties>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pm1">
      <style:footer>
        <text:p text:style-name="Footer">revision <text:modification-date style:data-style-name="N106">20090219-22:47</text:modification-date></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arid</meta:initial-creator>
    <meta:creation-date>2008-02-10T23:07:21</meta:creation-date>
    <dc:creator>dany</dc:creator>
    <dc:date>2009-02-19T22:47:56</dc:date>
    <meta:editing-cycles>232</meta:editing-cycles>
    <meta:editing-duration>PT12H48M1S</meta:editing-duration>
    <meta:user-defined meta:name="Info 1"/>
    <meta:user-defined meta:name="Info 2"/>
    <meta:user-defined meta:name="Info 3"/>
    <meta:user-defined meta:name="Info 4"/>
    <meta:document-statistic meta:table-count="1" meta:image-count="0" meta:object-count="0" meta:page-count="36" meta:paragraph-count="853" meta:word-count="12359" meta:character-count="76352"/>
  </office:meta>
</office:document-meta>
</file>